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1.328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4.2 – Travailler en mode projet – Partie Stag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Planification des activités</text:p>
          </draw:text-box>
        </draw:frame>
        <draw:frame draw:style-name="gr2" draw:text-style-name="P2" draw:layer="layout" svg:width="20cm" svg:height="10cm" svg:x="4.5cm" svg:y="3cm">
          <draw:text-box>
            <text:p>Chaque semaine avec mon maitre de stage, j’avais deux réunion : </text:p>
            <text:p>- Début de semaine → établir les missions et objectifs de la semaine</text:p>
            <text:p/>
            <text:p>- Fin de semaine → faire un point sur l’avancement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57:53.98181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5H11M7S</meta:editing-duration>
    <meta:editing-cycles>106</meta:editing-cycles>
    <dc:date>2025-05-05T21:52:57.582967579</dc:date>
    <meta:document-statistic meta:object-count="55"/>
  </office:meta>
</office:document-meta>
</file>